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3" style:family="table">
      <style:table-properties style:width="7.5in" fo:margin-left="0in" fo:margin-top="0in" fo:margin-bottom="0in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7.5in" fo:margin-left="0in" fo:margin-top="0in" fo:margin-bottom="0in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ahoma" style:font-name-asian="Tahoma1" style:font-name-complex="Tahoma1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ahoma" fo:font-size="16pt" fo:font-weight="bold" style:font-name-asian="Tahoma1" style:font-size-asian="16pt" style:font-weight-asian="bold" style:font-name-complex="Tahoma1" style:font-size-complex="16pt"/>
    </style:style>
    <style:style style:name="T2" style:family="text">
      <style:text-properties style:font-name="Tahoma" fo:font-size="13pt" style:font-name-asian="Tahoma1" style:font-size-asian="13pt" style:font-name-complex="Tahoma1" style:font-size-complex="13pt"/>
    </style:style>
    <style:style style:name="T3" style:family="text">
      <style:text-properties style:font-name="Tahoma" fo:font-weight="bold" style:font-name-asian="Tahoma1" style:font-weight-asian="bold" style:font-name-complex="Tahoma1"/>
    </style:style>
    <style:style style:name="T4" style:family="text">
      <style:text-properties style:font-name="Tahoma" style:font-name-asian="Tahoma1" style:font-name-complex="Tahoma1"/>
    </style:style>
    <style:style style:name="T5" style:family="text">
      <style:text-properties fo:color="#cc4125" style:font-name="Tahoma" fo:font-weight="bold" style:font-name-asian="Tahoma1" style:font-weight-asian="bold" style:font-name-complex="Tahom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ow to replace disk on the specific segment hosts in GPDB Cluster</text:span></text:p>
      <text:p text:style-name="P1"/>
      <text:p text:style-name="P2"><text:span text:style-name="T2">2023-02-08</text:span></text:p>
      <text:p text:style-name="P2"><text:span text:style-name="T2">VMware Tanzuu Support</text:span></text:p>
      <text:p text:style-name="P2"><text:span text:style-name="T2">Staff Product Support Engineer</text:span></text:p>
      <text:p text:style-name="P2"><text:span text:style-name="T2">Jack, Moon.</text:span></text:p>
      <text:p text:style-name="P1"/>
      <text:p text:style-name="P1"/>
      <text:p text:style-name="Standard"><text:span text:style-name="T3">[1] Go to the master and run the below query to check dbid,content,port,role of instances on the specific segment host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4">[gpadmin@rh7-master ~]$ psql -c "select * from gp_segment_configuration where hostname='rh7-node03'"</text:span></text:p>
            <text:p text:style-name="Standard"><text:span text:style-name="T4"><text:s/>dbid | content | role | preferred_role | mode | status | port <text:s/>| <text:s/>hostname <text:s/>| <text:s/>address <text:s text:c="2"/>| replication_port</text:span></text:p>
            <text:p text:style-name="Standard"><text:span text:style-name="T4">------+---------+------+----------------+------+--------+-------+------------+------------+------------------</text:span></text:p>
            <text:p text:style-name="Standard"><text:span text:style-name="T4"><text:s text:c="4"/>6 | <text:s text:c="6"/>4 | p <text:s text:c="3"/>| p <text:s text:c="13"/>| s <text:s text:c="3"/>| u <text:s text:c="5"/>| <text:s/>6000 | rh7-node03 | rh7-node03 | <text:s text:c="11"/>22000</text:span></text:p>
            <text:p text:style-name="Standard"><text:span text:style-name="T4"><text:s text:c="4"/>7 | <text:s text:c="6"/>5 | p <text:s text:c="3"/>| p <text:s text:c="13"/>| s <text:s text:c="3"/>| u <text:s text:c="5"/>| <text:s/>6001 | rh7-node03 | rh7-node03 | <text:s text:c="11"/>22001</text:span></text:p>
            <text:p text:style-name="Standard"><text:span text:style-name="T4"><text:s text:c="3"/>10 | <text:s text:c="6"/>2 | m <text:s text:c="3"/>| m <text:s text:c="13"/>| s <text:s text:c="3"/>| u <text:s text:c="5"/>| 21000 | rh7-node03 | rh7-node03 | <text:s text:c="11"/>23000</text:span></text:p>
            <text:p text:style-name="Standard"><text:span text:style-name="T4"><text:s text:c="3"/>11 | <text:s text:c="6"/>3 | m <text:s text:c="3"/>| m <text:s text:c="13"/>| s <text:s text:c="3"/>| u <text:s text:c="5"/>| 21001 | rh7-node03 | rh7-node03 | <text:s text:c="11"/>23001</text:span></text:p>
            <text:p text:style-name="Standard"><text:span text:style-name="T4">(4 rows)</text:span></text:p>
          </table:table-cell>
        </table:table-row>
      </table:table>
      <text:p text:style-name="P1"/>
      <text:p text:style-name="P1"/>
      <text:p text:style-name="Standard"><text:span text:style-name="T3">[2] Check the location of data directory for each instances and it has pair whether it’s primary or mirror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4">[gpadmin@rh7-master ~]$ psql -c "SELECT g.hostname,p.fselocation from gp_segment_configuration g, pg_filespace_entry p where g.dbid=p.fsedbid and g.content=2"</text:span></text:p>
            <text:p text:style-name="Standard"><text:span text:style-name="T4"><text:s text:c="2"/>hostname <text:s/>| <text:s text:c="4"/>fselocation</text:span></text:p>
            <text:p text:style-name="Standard"><text:span text:style-name="T4">------------+----------------------</text:span></text:p>
            <text:p text:style-name="Standard"><text:span text:style-name="T4"><text:s/>rh7-node02 | /data/primary/gpseg2</text:span></text:p>
            <text:p text:style-name="Standard"><text:span text:style-name="T4"><text:s/>rh7-node03 | /data/mirror/gpseg2</text:span></text:p>
            <text:p text:style-name="Standard"><text:span text:style-name="T4">(2 rows)</text:span></text:p>
            <text:p text:style-name="P1"/>
            <text:p text:style-name="Standard"><text:span text:style-name="T4">[gpadmin@rh7-master ~]$ psql -c "SELECT g.hostname,p.fselocation from gp_segment_configuration g, pg_filespace_entry p where g.dbid=p.fsedbid and g.content=3"</text:span></text:p>
            <text:p text:style-name="Standard"><text:span text:style-name="T4"><text:s text:c="2"/>hostname <text:s/>| <text:s text:c="4"/>fselocation</text:span></text:p>
            <text:p text:style-name="Standard"><text:span text:style-name="T4">------------+----------------------</text:span></text:p>
            <text:p text:style-name="Standard"><text:span text:style-name="T4"><text:s/>rh7-node02 | /data/primary/gpseg3</text:span></text:p>
            <text:p text:style-name="Standard"><text:span text:style-name="T4"><text:s/>rh7-node03 | /data/mirror/gpseg3</text:span></text:p>
            <text:p text:style-name="Standard"><text:span text:style-name="T4">(2 rows)</text:span></text:p>
            <text:p text:style-name="P1"/>
            <text:p text:style-name="Standard"><text:span text:style-name="T4">[gpadmin@rh7-master ~]$ psql -c "SELECT g.hostname,p.fselocation from gp_segment_configuration g, pg_filespace_entry p where g.dbid=p.fsedbid and g.content=4"</text:span></text:p>
            <text:p text:style-name="Standard"><text:span text:style-name="T4"><text:s text:c="2"/>hostname <text:s/>| <text:s text:c="4"/>fselocation</text:span></text:p>
            <text:p text:style-name="Standard"><text:span text:style-name="T4">------------+----------------------</text:span></text:p>
            <text:p text:style-name="Standard"><text:span text:style-name="T4"><text:s/>rh7-node03 | /data/primary/gpseg4</text:span></text:p>
            <text:p text:style-name="Standard"><text:span text:style-name="T4"><text:s/>rh7-node01 | /data/mirror/gpseg4</text:span></text:p>
            <text:p text:style-name="Standard"><text:span text:style-name="T4">(2 rows)</text:span></text:p>
            <text:p text:style-name="P1"/>
            <text:p text:style-name="Standard"><text:span text:style-name="T4">[gpadmin@rh7-master ~]$ psql -c "SELECT g.hostname,p.fselocation from gp_segment_configuration g, pg_filespace_entry p where g.dbid=p.fsedbid and g.content=5"</text:span></text:p>
            <text:p text:style-name="Standard"><text:span text:style-name="T4"><text:s text:c="2"/>hostname <text:s/>| <text:s text:c="4"/>fselocation</text:span></text:p>
            <text:p text:style-name="Standard"><text:span text:style-name="T4">------------+----------------------</text:span></text:p>
            <text:p text:style-name="Standard"><text:span text:style-name="T4"><text:s/>rh7-node03 | /data/primary/gpseg5</text:span></text:p>
            <text:p text:style-name="Standard"><text:span text:style-name="T4"><text:s/>rh7-node01 | /data/mirror/gpseg5</text:span></text:p>
            <text:p text:style-name="Standard"><text:span text:style-name="T4">(2 rows)</text:span></text:p>
          </table:table-cell>
        </table:table-row>
      </table:table>
      <text:p text:style-name="P1"/>
      <text:p text:style-name="P1"/>
      <text:p text:style-name="Standard"><text:span text:style-name="T3">[3] Go to segment host and check if each segment instances are holding disk to need replacement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4">[root@rh7-node03 ~]# ps -ef | grep postgres | grep 21000 | grep dbid=10 | grep contentid=2</text:span></text:p>
            <text:p text:style-name="Standard"><text:span text:style-name="T4">gpadmin <text:s text:c="2"/>5761 <text:s text:c="4"/>1 <text:s/>0 16:21 ? <text:s text:c="7"/>00:00:00 /usr/local/greenplum-db-5.29.8/bin/postgres -D </text:span><text:span text:style-name="T3">/data/mirror/gpseg2</text:span><text:span text:style-name="T4"> -p 21000 --gp_dbid=10 --gp_num_contents_in_cluster=6 --silent-mode=true -i -M quiescent --gp_contentid=2</text:span></text:p>
            <text:p text:style-name="P1"/>
            <text:p text:style-name="Standard"><text:span text:style-name="T4">[root@rh7-node03 ~]# ps -ef | grep postgres | grep 21001 | grep dbid=11 | grep contentid=3</text:span></text:p>
            <text:p text:style-name="Standard"><text:span text:style-name="T4">gpadmin <text:s text:c="2"/>5762 <text:s text:c="4"/>1 <text:s/>0 16:21 ? <text:s text:c="7"/>00:00:00 /usr/local/greenplum-db-5.29.8/bin/postgres -D </text:span><text:span text:style-name="T3">/data/mirror/gpseg3</text:span><text:span text:style-name="T4"> -p 21001 --gp_dbid=11 --gp_num_contents_in_cluster=6 --silent-mode=true -i -M quiescent --gp_contentid=3</text:span></text:p>
            <text:p text:style-name="P1"/>
            <text:p text:style-name="Standard"><text:span text:style-name="T4">[root@rh7-node03 ~]# ps -ef | grep postgres | grep 6000 | grep dbid=6 | grep contentid=4</text:span></text:p>
            <text:p text:style-name="Standard"><text:span text:style-name="T4">gpadmin <text:s text:c="2"/>8497 <text:s text:c="4"/>1 <text:s/>0 14:32 ? <text:s text:c="7"/>00:00:00 /usr/local/greenplum-db-5.29.8/bin/postgres -D </text:span><text:span text:style-name="T3">/data/primary/gpseg4</text:span><text:span text:style-name="T4"> -p 6000 --gp_dbid=6 --gp_num_contents_in_cluster=6 --silent-mode=true -i -M quiescent --gp_contentid=4</text:span></text:p>
            <text:p text:style-name="P1"/>
            <text:p text:style-name="Standard"><text:span text:style-name="T4">[root@rh7-node03 ~]# ps -ef | grep postgres | grep 6001 | grep dbid=7 | grep contentid=5</text:span></text:p>
            <text:p text:style-name="Standard"><text:span text:style-name="T4">gpadmin <text:s text:c="2"/>8501 <text:s text:c="4"/>1 <text:s/>0 14:32 ? <text:s text:c="7"/>00:00:00 /usr/local/greenplum-db-5.29.8/bin/postgres -D </text:span><text:span text:style-name="T3">/data/primary/gpseg5</text:span><text:span text:style-name="T4"> -p 6001 --gp_dbid=7 --gp_num_contents_in_cluster=6 --silent-mode=true -i -M quiescent --gp_contentid=5</text:span></text:p>
          </table:table-cell>
        </table:table-row>
      </table:table>
      <text:p text:style-name="P1"/>
      <text:p text:style-name="P1"/>
      <text:p text:style-name="Standard"><text:span text:style-name="T3">[4] With gpadmin account, go to the segment and stop segment instances hold disk for replacement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4">[gpadmin@rh7-node03 ~]$ pg_ctl -D /data/mirror/gpseg2 stop -m fast</text:span></text:p>
            <text:p text:style-name="Standard"><text:span text:style-name="T4">waiting for server to shut down.... done</text:span></text:p>
            <text:p text:style-name="Standard"><text:span text:style-name="T4">server stopped</text:span></text:p>
            <text:p text:style-name="Standard"><text:span text:style-name="T4">[gpadmin@rh7-node03 ~]$ pg_ctl -D /data/mirror/gpseg3 stop -m fast</text:span></text:p>
            <text:p text:style-name="Standard"><text:span text:style-name="T4">waiting for server to shut down.... done</text:span></text:p>
            <text:p text:style-name="Standard"><text:span text:style-name="T4">server stopped</text:span></text:p>
            <text:p text:style-name="Standard"><text:span text:style-name="T4">[gpadmin@rh7-node03 ~]$ pg_ctl -D /data/primary/gpseg4 stop -m fast</text:span></text:p>
            <text:p text:style-name="Standard"><text:span text:style-name="T4">waiting for server to shut down.... done</text:span></text:p>
            <text:p text:style-name="Standard"><text:span text:style-name="T4">server stopped</text:span></text:p>
            <text:p text:style-name="Standard"><text:span text:style-name="T4">[gpadmin@rh7-node03 ~]$ pg_ctl -D /data/primary/gpseg5 stop -m fast</text:span></text:p>
            <text:p text:style-name="Standard"><text:span text:style-name="T4">waiting for server to shut down.... done</text:span></text:p>
            <text:p text:style-name="Standard"><text:span text:style-name="T4">server stopped</text:span></text:p>
          </table:table-cell>
        </table:table-row>
      </table:table>
      <text:p text:style-name="P1"/>
      <text:p text:style-name="P1"/>
      <text:p text:style-name="Standard"><text:span text:style-name="T3">[5] Go to the master amd check the status of instanced stopped</text:span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Standard"><text:span text:style-name="T4">[gpadmin@rh7-master ~]$ psql -c "select * from gp_segment_configuration where hostname='rh7-node03'"</text:span></text:p>
            <text:p text:style-name="Standard"><text:span text:style-name="T4"><text:s/>dbid | content | role | preferred_role | mode | status | port <text:s/>| <text:s/>hostname <text:s/>| <text:s/>address <text:s text:c="2"/>| replication_port</text:span></text:p>
            <text:p text:style-name="Standard"><text:span text:style-name="T4">------+---------+------+----------------+------+--------+-------+------------+------------+------------------</text:span></text:p>
            <text:p text:style-name="Standard"><text:span text:style-name="T4"><text:s text:c="3"/>10 | <text:s text:c="6"/>2 | m <text:s text:c="3"/>| m <text:s text:c="13"/>| s <text:s text:c="3"/>| d <text:s text:c="5"/>| 21000 | rh7-node03 | rh7-node03 | <text:s text:c="11"/>23000</text:span></text:p>
            <text:p text:style-name="Standard"><text:span text:style-name="T4"><text:s text:c="3"/>11 | <text:s text:c="6"/>3 | m <text:s text:c="3"/>| m <text:s text:c="13"/>| s <text:s text:c="3"/>| d <text:s text:c="5"/>| 21001 | rh7-node03 | rh7-node03 | <text:s text:c="11"/>23001</text:span></text:p>
            <text:p text:style-name="Standard"><text:span text:style-name="T4"><text:s text:c="4"/>6 | <text:s text:c="6"/>4 | m <text:s text:c="3"/>| p <text:s text:c="13"/>| s <text:s text:c="3"/>| d <text:s text:c="5"/>| <text:s/>6000 | rh7-node03 | rh7-node03 | <text:s text:c="11"/>22000</text:span></text:p>
            <text:p text:style-name="Standard"><text:span text:style-name="T4"><text:s text:c="4"/>7 | <text:s text:c="6"/>5 | m <text:s text:c="3"/>| p <text:s text:c="13"/>| s <text:s text:c="3"/>| d <text:s text:c="5"/>| <text:s/>6001 | rh7-node03 | rh7-node03 | <text:s text:c="11"/>22001</text:span></text:p>
            <text:p text:style-name="Standard"><text:span text:style-name="T4">(4 rows)</text:span></text:p>
          </table:table-cell>
        </table:table-row>
      </table:table>
      <text:p text:style-name="P1"/>
      <text:p text:style-name="P1"/>
      <text:p text:style-name="Standard"><text:span text:style-name="T3">[6] Go to the segment host and mount /data/primary and /data/mirror directory, uncomment them in /etc/fstab and shutdown segment host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4">[gpadmin@rh7-node03 ~]$ ls -al /data/primary/</text:span></text:p>
            <text:p text:style-name="Standard"><text:span text:style-name="T4">total 8</text:span></text:p>
            <text:p text:style-name="Standard"><text:span text:style-name="T4">drwxrwx--- <text:s/>4 gpadmin gpadmin <text:s text:c="2"/>34 Feb <text:s/>8 14:30 .</text:span></text:p>
            <text:p text:style-name="Standard"><text:span text:style-name="T4">drwxrwx--- <text:s/>4 gpadmin gpadmin <text:s text:c="2"/>35 Feb <text:s/>8 14:09 ..</text:span></text:p>
            <text:p text:style-name="Standard"><text:span text:style-name="T4">drwx------ 16 gpadmin gpadmin 4096 Feb <text:s/>8 16:27 gpseg4</text:span></text:p>
            <text:p text:style-name="Standard"><text:span text:style-name="T4">drwx------ 16 gpadmin gpadmin 4096 Feb <text:s/>8 16:28 gpseg5</text:span></text:p>
            <text:p text:style-name="P1"/>
            <text:p text:style-name="Standard"><text:span text:style-name="T4">[gpadmin@rh7-node03 ~]$ ls -al /data/mirror/</text:span></text:p>
            <text:p text:style-name="Standard"><text:span text:style-name="T4">total 8</text:span></text:p>
            <text:p text:style-name="Standard"><text:span text:style-name="T4">~~ snip</text:span></text:p>
            <text:p text:style-name="Standard"><text:span text:style-name="T4">drwx------ 16 gpadmin gpadmin 4096 Feb <text:s/>8 16:27 gpseg2</text:span></text:p>
            <text:p text:style-name="Standard"><text:span text:style-name="T4">drwx------ 16 gpadmin gpadmin 4096 Feb <text:s/>8 16:27 gpseg3</text:span></text:p>
            <text:p text:style-name="P1"/>
            <text:p text:style-name="Standard"><text:span text:style-name="T4">[gpadmin@rh7-node03 ~]$ sudo df -h</text:span></text:p>
            <text:p text:style-name="Standard"><text:span text:style-name="T4">Filesystem <text:s text:c="12"/>Size <text:s/>Used Avail Use% Mounted on</text:span></text:p>
            <text:p text:style-name="Standard"><text:span text:style-name="T4">~~ snip</text:span></text:p>
            <text:p text:style-name="Standard"><text:span text:style-name="T3">/dev/vdb1 <text:s text:c="14"/>50G <text:s/>382M <text:s text:c="2"/>50G <text:s text:c="2"/>1% /data/primary</text:span></text:p>
            <text:p text:style-name="Standard"><text:span text:style-name="T3">/dev/vdc1 <text:s text:c="14"/>50G <text:s/>379M <text:s text:c="2"/>50G <text:s text:c="2"/>1% /data/mirror</text:span></text:p>
            <text:p text:style-name="Standard"><text:span text:style-name="T4">~~ snip</text:span></text:p>
            <text:p text:style-name="P1"/>
            <text:p text:style-name="Standard"><text:span text:style-name="T4">[gpadmin@rh7-node03 ~]$ sudo umount /dev/vdb1</text:span></text:p>
            <text:p text:style-name="Standard"><text:span text:style-name="T4">[gpadmin@rh7-node03 ~]$ sudo umount /dev/vdc1</text:span></text:p>
            <text:p text:style-name="P1"/>
            <text:p text:style-name="Standard"><text:span text:style-name="T4">[gpadmin@rh7-node03 ~]$ df -h</text:span></text:p>
            <text:p text:style-name="Standard"><text:span text:style-name="T4">Filesystem <text:s text:c="12"/>Size <text:s/>Used Avail Use% Mounted on</text:span></text:p>
            <text:p text:style-name="Standard"><text:span text:style-name="T4">/dev/mapper/rhel-root <text:s text:c="2"/>46G <text:s text:c="2"/>12G <text:s text:c="2"/>34G <text:s/>26% /</text:span></text:p>
            <text:p text:style-name="Standard"><text:span text:style-name="T4">devtmpfs <text:s text:c="14"/>1.9G <text:s text:c="4"/>0 <text:s/>1.9G <text:s text:c="2"/>0% /dev</text:span></text:p>
            <text:p text:style-name="Standard"><text:span text:style-name="T4">tmpfs <text:s text:c="17"/>1.9G <text:s text:c="4"/>0 <text:s/>1.9G <text:s text:c="2"/>0% /dev/shm</text:span></text:p>
            <text:p text:style-name="Standard"><text:span text:style-name="T4">tmpfs <text:s text:c="17"/>1.9G <text:s/>8.7M <text:s/>1.9G <text:s text:c="2"/>1% /run</text:span></text:p>
            <text:p text:style-name="Standard"><text:span text:style-name="T4">tmpfs <text:s text:c="17"/>1.9G <text:s text:c="4"/>0 <text:s/>1.9G <text:s text:c="2"/>0% /sys/fs/cgroup</text:span></text:p>
            <text:p text:style-name="Standard"><text:span text:style-name="T4">/dev/vda1 <text:s text:c="12"/>1014M <text:s/>143M <text:s/>872M <text:s/>15% /boot</text:span></text:p>
            <text:p text:style-name="Standard"><text:span text:style-name="T4">/dev/sr0 <text:s text:c="14"/>4.2G <text:s/>4.2G <text:s text:c="4"/>0 100% /mnt</text:span></text:p>
            <text:p text:style-name="Standard"><text:span text:style-name="T4">tmpfs <text:s text:c="17"/>379M <text:s text:c="4"/>0 <text:s/>379M <text:s text:c="2"/>0% /run/user/0</text:span></text:p>
            <text:p text:style-name="P1"/>
            <text:p text:style-name="Standard"><text:span text:style-name="T4">[gpadmin@rh7-node03 ~]$ ls -al /data/primary/</text:span></text:p>
            <text:p text:style-name="Standard"><text:span text:style-name="T4">total 0</text:span></text:p>
            <text:p text:style-name="Standard"><text:span text:style-name="T4">drwxrwx--- <text:s/>4 gpadmin gpadmin <text:s text:c="2"/>34 Feb <text:s/>8 14:30 .</text:span></text:p>
            <text:p text:style-name="Standard"><text:span text:style-name="T4">drwxrwx--- <text:s/>4 gpadmin gpadmin <text:s text:c="2"/>35 Feb <text:s/>8 14:09 ..</text:span></text:p>
            <text:p text:style-name="P1"/>
            <text:p text:style-name="P1"/>
            <text:p text:style-name="Standard"><text:span text:style-name="T4">[gpadmin@rh7-node03 ~]$ ls -al /data/mirror/</text:span></text:p>
            <text:p text:style-name="Standard"><text:span text:style-name="T4">total 0</text:span></text:p>
            <text:p text:style-name="Standard"><text:span text:style-name="T4">drwxrwx--- <text:s/>4 gpadmin gpadmin <text:s text:c="2"/>34 Feb <text:s/>8 14:30 .</text:span></text:p>
            <text:p text:style-name="Standard"><text:span text:style-name="T4">drwxrwx--- <text:s/>4 gpadmin gpadmin <text:s text:c="2"/>35 Feb <text:s/>8 14:09 ..</text:span></text:p>
            <text:p text:style-name="P1"/>
            <text:p text:style-name="P1"/>
            <text:p text:style-name="Standard"><text:span text:style-name="T4">[gpadmin@rh7-node03 ~]$ sudo vi /etc/fstab</text:span></text:p>
            <text:p text:style-name="Standard"><text:span text:style-name="T4">~~ snip</text:span></text:p>
            <text:p text:style-name="Standard"><text:span text:style-name="T4">#/dev/vdb1 <text:s text:c="2"/><text:tab/><text:tab/>/data/primary <text:s text:c="10"/>xfs <text:s text:c="4"/>defaults <text:s text:c="7"/>0 0</text:span></text:p>
            <text:p text:style-name="Standard"><text:span text:style-name="T4">#/dev/vdc1 <text:s text:c="2"/><text:tab/><text:tab/>/data/mirror <text:s text:c="11"/>xfs <text:s text:c="4"/>defaults <text:s text:c="7"/>0 0</text:span></text:p>
            <text:p text:style-name="P1"/>
            <text:p text:style-name="P1"/>
            <text:p text:style-name="P1"/>
            <text:p text:style-name="Standard"><text:span text:style-name="T4">[gpadmin@rh7-node03 ~]$ sudo shutdown -h now</text:span></text:p>
            <text:p text:style-name="Standard"><text:span text:style-name="T4">Connection to rh7-node03 closed by remote host.</text:span></text:p>
            <text:p text:style-name="Standard"><text:span text:style-name="T4">Connection to rh7-node03 closed.</text:span></text:p>
          </table:table-cell>
        </table:table-row>
      </table:table>
      <text:p text:style-name="P1"/>
      <text:p text:style-name="P1"/>
      <text:p text:style-name="Standard"><text:span text:style-name="T3">[7] Boot segment host after replacing disk and check status of instances for segment host if it’s still down.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<text:span text:style-name="T4">[gpadmin@rh7-master ~]$ psql -c "select * from gp_segment_configuration where hostname='rh7-node03'"</text:span></text:p>
            <text:p text:style-name="Standard"><text:span text:style-name="T4"><text:s/>dbid | content | role | preferred_role | mode | status | port <text:s/>| <text:s/>hostname <text:s/>| <text:s/>address <text:s text:c="2"/>| replication_port</text:span></text:p>
            <text:p text:style-name="Standard"><text:span text:style-name="T4">------+---------+------+----------------+------+--------+-------+------------+------------+------------------</text:span></text:p>
            <text:p text:style-name="Standard"><text:span text:style-name="T4"><text:s text:c="3"/>10 | <text:s text:c="6"/>2 | m <text:s text:c="3"/>| m <text:s text:c="13"/>| s <text:s text:c="3"/>| d <text:s text:c="5"/>| 21000 | rh7-node03 | rh7-node03 | <text:s text:c="11"/>23000</text:span></text:p>
            <text:p text:style-name="Standard"><text:span text:style-name="T4"><text:s text:c="3"/>11 | <text:s text:c="6"/>3 | m <text:s text:c="3"/>| m <text:s text:c="13"/>| s <text:s text:c="3"/>| d <text:s text:c="5"/>| 21001 | rh7-node03 | rh7-node03 | <text:s text:c="11"/>23001</text:span></text:p>
            <text:p text:style-name="Standard"><text:span text:style-name="T4"><text:s text:c="4"/>6 | <text:s text:c="6"/>4 | m <text:s text:c="3"/>| p <text:s text:c="13"/>| s <text:s text:c="3"/>| d <text:s text:c="5"/>| <text:s/>6000 | rh7-node03 | rh7-node03 | <text:s text:c="11"/>22000</text:span></text:p>
            <text:p text:style-name="Standard"><text:span text:style-name="T4"><text:s text:c="4"/>7 | <text:s text:c="6"/>5 | m <text:s text:c="3"/>| p <text:s text:c="13"/>| s <text:s text:c="3"/>| d <text:s text:c="5"/>| <text:s/>6001 | rh7-node03 | rh7-node03 | <text:s text:c="11"/>22001</text:span></text:p>
            <text:p text:style-name="Standard"><text:span text:style-name="T4">(4 rows)</text:span></text:p>
          </table:table-cell>
        </table:table-row>
      </table:table>
      <text:p text:style-name="P1"/>
      <text:p text:style-name="Standard"><text:span text:style-name="T3"><text:line-break/>[8] Connect segment host rebooted and check new disks are attached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Standard"><text:span text:style-name="T4">$ ssh root@rh7-node03</text:span></text:p>
            <text:p text:style-name="Standard"><text:span text:style-name="T4">Last login: Wed Feb <text:s/>8 16:25:03 2023 from 192.168.0.201</text:span></text:p>
            <text:p text:style-name="P1"/>
            <text:p text:style-name="Standard"><text:span text:style-name="T4">[root@rh7-node03 ~]# df -h</text:span></text:p>
            <text:p text:style-name="Standard"><text:span text:style-name="T4">Filesystem <text:s text:c="12"/>Size <text:s/>Used Avail Use% Mounted on</text:span></text:p>
            <text:p text:style-name="Standard"><text:span text:style-name="T4">/dev/mapper/rhel-root <text:s text:c="2"/>46G <text:s text:c="2"/>12G <text:s text:c="2"/>34G <text:s/>26% /</text:span></text:p>
            <text:p text:style-name="Standard"><text:span text:style-name="T4">devtmpfs <text:s text:c="14"/>1.9G <text:s text:c="4"/>0 <text:s/>1.9G <text:s text:c="2"/>0% /dev</text:span></text:p>
            <text:p text:style-name="Standard"><text:span text:style-name="T4">tmpfs <text:s text:c="17"/>1.9G <text:s text:c="4"/>0 <text:s/>1.9G <text:s text:c="2"/>0% /dev/shm</text:span></text:p>
            <text:p text:style-name="Standard"><text:span text:style-name="T4">tmpfs <text:s text:c="17"/>1.9G <text:s/>8.7M <text:s/>1.9G <text:s text:c="2"/>1% /run</text:span></text:p>
            <text:p text:style-name="Standard"><text:span text:style-name="T4">tmpfs <text:s text:c="17"/>1.9G <text:s text:c="4"/>0 <text:s/>1.9G <text:s text:c="2"/>0% /sys/fs/cgroup</text:span></text:p>
            <text:p text:style-name="Standard"><text:span text:style-name="T4">/dev/vda1 <text:s text:c="12"/>1014M <text:s/>143M <text:s/>872M <text:s/>15% /boot</text:span></text:p>
            <text:p text:style-name="Standard"><text:span text:style-name="T4">/dev/sr0 <text:s text:c="14"/>4.2G <text:s/>4.2G <text:s text:c="4"/>0 100% /mnt</text:span></text:p>
            <text:p text:style-name="Standard"><text:span text:style-name="T4">tmpfs <text:s text:c="17"/>379M <text:s text:c="4"/>0 <text:s/>379M <text:s text:c="2"/>0% /run/user/0</text:span></text:p>
            <text:p text:style-name="P1"/>
            <text:p text:style-name="P1"/>
            <text:p text:style-name="Standard"><text:span text:style-name="T4">[root@rh7-node03 ~]# fdisk -l</text:span></text:p>
            <text:p text:style-name="Standard"><text:span text:style-name="T3">~~ snip</text:span></text:p>
            <text:p text:style-name="P1"/>
            <text:p text:style-name="Standard"><text:span text:style-name="T3">Disk /dev/vdb: 53.7 GB, 53687091200 bytes, 104857600 sectors</text:span></text:p>
            <text:p text:style-name="Standard"><text:span text:style-name="T3">Units = sectors of 1 * 512 = 512 bytes</text:span></text:p>
            <text:p text:style-name="Standard"><text:span text:style-name="T3">Sector size (logical/physical): 512 bytes / 512 bytes</text:span></text:p>
            <text:p text:style-name="Standard"><text:span text:style-name="T3">I/O size (minimum/optimal): 512 bytes / 512 bytes</text:span></text:p>
            <text:p text:style-name="Standard"><text:span text:style-name="T3">~~ snip</text:span></text:p>
            <text:p text:style-name="Standard"><text:span text:style-name="T3">Disk /dev/vdc: 53.7 GB, 53687091200 bytes, 104857600 sectors</text:span></text:p>
            <text:p text:style-name="Standard"><text:span text:style-name="T3">Units = sectors of 1 * 512 = 512 bytes</text:span></text:p>
            <text:p text:style-name="Standard"><text:span text:style-name="T3">Sector size (logical/physical): 512 bytes / 512 bytes</text:span></text:p>
            <text:p text:style-name="Standard"><text:span text:style-name="T3">I/O size (minimum/optimal): 512 bytes / 512 bytes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<text:span text:style-name="T3">[9] Partitioning disks and format xfs filesystem on new partition disk.<text:line-break/></text:span><text:span text:style-name="T5">FYI, parted command is required, not fdisk in real if you do partition on disk which the size is greater than 2T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Standard"><text:span text:style-name="T4">[root@rh7-node03 ~]# fdisk /dev/vdb # and then run it again for /dev/vdc</text:span></text:p>
            <text:p text:style-name="Standard"><text:span text:style-name="T4">~~ snip</text:span></text:p>
            <text:p text:style-name="Standard"><text:span text:style-name="T4">Command (m for help): p</text:span></text:p>
            <text:p text:style-name="P1"/>
            <text:p text:style-name="Standard"><text:span text:style-name="T4">Disk /dev/vdb: 53.7 GB, 53687091200 bytes, 104857600 sectors</text:span></text:p>
            <text:p text:style-name="Standard"><text:span text:style-name="T4">Units = sectors of 1 * 512 = 512 bytes</text:span></text:p>
            <text:p text:style-name="Standard"><text:span text:style-name="T4">Sector size (logical/physical): 512 bytes / 512 bytes</text:span></text:p>
            <text:p text:style-name="Standard"><text:span text:style-name="T4">I/O size (minimum/optimal): 512 bytes / 512 bytes</text:span></text:p>
            <text:p text:style-name="Standard"><text:span text:style-name="T4">Disk label type: dos</text:span></text:p>
            <text:p text:style-name="Standard"><text:span text:style-name="T4">Disk identifier: 0xd679fcb8</text:span></text:p>
            <text:p text:style-name="P1"/>
            <text:p text:style-name="Standard"><text:span text:style-name="T4"><text:s text:c="3"/>Device Boot <text:s text:c="5"/>Start <text:s text:c="8"/>End <text:s text:c="5"/>Blocks <text:s text:c="2"/>Id <text:s/>System</text:span></text:p>
            <text:p text:style-name="P1"/>
            <text:p text:style-name="Standard"><text:span text:style-name="T4">Command (m for help): </text:span><text:span text:style-name="T3">n</text:span></text:p>
            <text:p text:style-name="Standard"><text:span text:style-name="T4">Partition type:</text:span></text:p>
            <text:p text:style-name="Standard"><text:span text:style-name="T4"><text:s text:c="3"/>p <text:s text:c="2"/>primary (0 primary, 0 extended, 4 free)</text:span></text:p>
            <text:p text:style-name="Standard"><text:span text:style-name="T4"><text:s text:c="3"/>e <text:s text:c="2"/>extended</text:span></text:p>
            <text:p text:style-name="Standard"><text:span text:style-name="T4">Select (default p): </text:span><text:span text:style-name="T3">p</text:span></text:p>
            <text:p text:style-name="Standard"><text:span text:style-name="T4">Partition number (1-4, default 1): </text:span><text:span text:style-name="T3">1</text:span></text:p>
            <text:p text:style-name="Standard"><text:span text:style-name="T4">First sector (2048-104857599, default 2048): </text:span></text:p>
            <text:p text:style-name="Standard"><text:span text:style-name="T4">Last sector, +sectors or +size{K,M,G} (2048-104857599, default 104857599):</text:span></text:p>
            <text:p text:style-name="Standard"><text:span text:style-name="T4">Using default value 104857599</text:span></text:p>
            <text:p text:style-name="Standard"><text:span text:style-name="T4">Partition 1 of type Linux and of size 50 GiB is set</text:span></text:p>
            <text:p text:style-name="P1"/>
            <text:p text:style-name="Standard"><text:span text:style-name="T4">Command (m for help): </text:span><text:span text:style-name="T3">wq!</text:span></text:p>
            <text:p text:style-name="Standard"><text:span text:style-name="T4">The partition table has been altered!</text:span></text:p>
            <text:p text:style-name="P1"/>
            <text:p text:style-name="Standard"><text:span text:style-name="T4">Calling ioctl() to re-read partition table.</text:span></text:p>
            <text:p text:style-name="Standard"><text:span text:style-name="T4">Syncing disks.</text:span></text:p>
            <text:p text:style-name="P1"/>
            <text:p text:style-name="Standard"><text:span text:style-name="T4">[root@rh7-node03 ~]# mkfs.xfs /dev/vdb1 <text:s text:c="2"/># and then run it again for /dev/vdc1</text:span></text:p>
            <text:p text:style-name="Standard"><text:span text:style-name="T4">meta-data=/dev/vdb1 <text:s text:c="13"/>isize=512 <text:s text:c="3"/>agcount=4, agsize=3276736 blks</text:span></text:p>
            <text:p text:style-name="Standard"><text:span text:style-name="T4"><text:s text:c="9"/>= <text:s text:c="22"/>sectsz=512 <text:s text:c="2"/>attr=2, projid32bit=1</text:span></text:p>
            <text:p text:style-name="Standard"><text:span text:style-name="T4"><text:s text:c="9"/>= <text:s text:c="22"/>crc=1 <text:s text:c="7"/>finobt=0, sparse=0</text:span></text:p>
            <text:p text:style-name="Standard"><text:span text:style-name="T4">data <text:s text:c="4"/>= <text:s text:c="22"/>bsize=4096 <text:s text:c="2"/>blocks=13106944, imaxpct=25</text:span></text:p>
            <text:p text:style-name="Standard"><text:span text:style-name="T4"><text:s text:c="9"/>= <text:s text:c="22"/>sunit=0 <text:s text:c="5"/>swidth=0 blks</text:span></text:p>
            <text:p text:style-name="Standard"><text:span text:style-name="T4">naming <text:s text:c="2"/>=version 2 <text:s text:c="13"/>bsize=4096 <text:s text:c="2"/>ascii-ci=0 ftype=1</text:span></text:p>
            <text:p text:style-name="Standard"><text:span text:style-name="T4">log <text:s text:c="5"/>=internal log <text:s text:c="10"/>bsize=4096 <text:s text:c="2"/>blocks=6399, version=2</text:span></text:p>
            <text:p text:style-name="Standard"><text:span text:style-name="T4"><text:s text:c="9"/>= <text:s text:c="22"/>sectsz=512 <text:s text:c="2"/>sunit=0 blks, lazy-count=1</text:span></text:p>
            <text:p text:style-name="Standard"><text:span text:style-name="T4">realtime =none <text:s text:c="18"/>extsz=4096 <text:s text:c="2"/>blocks=0, rtextents=0</text:span></text:p>
          </table:table-cell>
        </table:table-row>
      </table:table>
      <text:p text:style-name="P1"/>
      <text:p text:style-name="P1"/>
      <text:p text:style-name="Standard"><text:span text:style-name="T3">[10] Add entry into /etc/fstab for new partition disk and remount it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Standard"><text:span text:style-name="T4">[root@rh7-node03 ~]# vi /etc/fstab</text:span></text:p>
            <text:p text:style-name="P1"/>
            <text:p text:style-name="Standard"><text:span text:style-name="T4">#</text:span></text:p>
            <text:p text:style-name="Standard"><text:span text:style-name="T4"># /etc/fstab</text:span></text:p>
            <text:p text:style-name="Standard"><text:span text:style-name="T4"># Created by anaconda on Sun Feb 10 17:01:27 2019</text:span></text:p>
            <text:p text:style-name="Standard"><text:span text:style-name="T4">#</text:span></text:p>
            <text:p text:style-name="Standard"><text:span text:style-name="T4"># Accessible filesystems, by reference, are maintained under '/dev/disk'</text:span></text:p>
            <text:p text:style-name="Standard"><text:span text:style-name="T4"># See man pages fstab(5), findfs(8), mount(8) and/or blkid(8) for more info</text:span></text:p>
            <text:p text:style-name="Standard"><text:span text:style-name="T4">#</text:span></text:p>
            <text:p text:style-name="Standard"><text:span text:style-name="T4">/dev/mapper/rhel-root <text:s text:c="2"/>/ <text:s text:c="22"/>xfs <text:s text:c="4"/>defaults <text:s text:c="7"/>0 0</text:span></text:p>
            <text:p text:style-name="Standard"><text:span text:style-name="T4">UUID=222365d8-bd6d-45cf-a887-9717803604bb /boot <text:s text:c="18"/>xfs <text:s text:c="4"/>defaults <text:s text:c="7"/>0 0</text:span></text:p>
            <text:p text:style-name="Standard"><text:span text:style-name="T4">/dev/mapper/rhel-swap <text:s text:c="2"/>swap <text:s text:c="19"/>swap <text:s text:c="3"/>defaults <text:s text:c="7"/>0 0</text:span></text:p>
            <text:p text:style-name="Standard"><text:span text:style-name="T4">/dev/sr0 <text:s text:c="13"/>/mnt <text:s text:c="19"/>iso9660 <text:s/>defaults <text:s text:c="6"/>0 0</text:span></text:p>
            <text:p text:style-name="Standard"><text:span text:style-name="T4">/dev/vdb1 <text:s text:c="2"/><text:tab/><text:tab/>/data/primary <text:s text:c="10"/>xfs <text:s text:c="4"/>defaults <text:s text:c="7"/>0 0</text:span></text:p>
            <text:p text:style-name="Standard"><text:span text:style-name="T4">/dev/vdc1 <text:s text:c="2"/><text:tab/><text:tab/>/data/mirror <text:s text:c="11"/>xfs <text:s text:c="4"/>defaults <text:s text:c="7"/>0 0</text:span></text:p>
            <text:p text:style-name="P1"/>
            <text:p text:style-name="Standard"><text:span text:style-name="T4">[root@rh7-node03 ~]# mount -a</text:span></text:p>
            <text:p text:style-name="P1"/>
            <text:p text:style-name="Standard"><text:span text:style-name="T4">[root@rh7-node03 ~]# df -h</text:span></text:p>
            <text:p text:style-name="Standard"><text:span text:style-name="T4">~~ snip</text:span></text:p>
            <text:p text:style-name="Standard"><text:span text:style-name="T3">/dev/vdb1 <text:s text:c="14"/>50G <text:s text:c="2"/>33M <text:s text:c="2"/>50G <text:s text:c="2"/>1% /data/primary</text:span></text:p>
            <text:p text:style-name="Standard"><text:span text:style-name="T3">/dev/vdc1 <text:s text:c="14"/>50G <text:s text:c="2"/>33M <text:s text:c="2"/>50G <text:s text:c="2"/>1% /data/mirror</text:span></text:p>
          </table:table-cell>
        </table:table-row>
      </table:table>
      <text:p text:style-name="P1"/>
      <text:p text:style-name="P1"/>
      <text:p text:style-name="Standard"><text:span text:style-name="T3">[11] Go to the master and Run full recovery with gprecoverseg.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Standard"><text:span text:style-name="T4">[gpadmin@rh7-master ~] gprecoverseg -F</text:span></text:p>
          </table:table-cell>
        </table:table-row>
      </table:table>
      <text:p text:style-name="P1"/>
      <text:p text:style-name="P1"/>
      <text:p text:style-name="Standard"><text:span text:style-name="T3">[12] Check all instances are up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Standard"><text:span text:style-name="T4">[gpadmin@rh7-master ~]$ psql -c "select * from gp_segment_configuration where hostname='rh7-node03'"</text:span></text:p>
            <text:p text:style-name="Standard"><text:span text:style-name="T4"><text:s/>dbid | content | role | preferred_role | mode | status | port <text:s/>| <text:s/>hostname <text:s/>| <text:s/>address <text:s text:c="2"/>| replication_port</text:span></text:p>
            <text:p text:style-name="Standard"><text:span text:style-name="T4">------+---------+------+----------------+------+--------+-------+------------+------------+------------------</text:span></text:p>
            <text:p text:style-name="Standard"><text:span text:style-name="T4"><text:s text:c="4"/>6 | <text:s text:c="6"/>4 | m <text:s text:c="3"/>| p <text:s text:c="13"/>| r <text:s text:c="3"/>| u <text:s text:c="5"/>| <text:s/>6000 | rh7-node03 | rh7-node03 | <text:s text:c="11"/>22000</text:span></text:p>
            <text:p text:style-name="Standard"><text:span text:style-name="T4"><text:s text:c="4"/>7 | <text:s text:c="6"/>5 | m <text:s text:c="3"/>| p <text:s text:c="13"/>| r <text:s text:c="3"/>| u <text:s text:c="5"/>| <text:s/>6001 | rh7-node03 | rh7-node03 | <text:s text:c="11"/>22001</text:span></text:p>
            <text:p text:style-name="Standard"><text:span text:style-name="T4"><text:s text:c="3"/>10 | <text:s text:c="6"/>2 | m <text:s text:c="3"/>| m <text:s text:c="13"/>| r <text:s text:c="3"/>| u <text:s text:c="5"/>| 21000 | rh7-node03 | rh7-node03 | <text:s text:c="11"/>23000</text:span></text:p>
            <text:p text:style-name="Standard"><text:span text:style-name="T4"><text:s text:c="3"/>11 | <text:s text:c="6"/>3 | m <text:s text:c="3"/>| m <text:s text:c="13"/>| r <text:s text:c="3"/>| u <text:s text:c="5"/>| 21001 | rh7-node03 | rh7-node03 | <text:s text:c="11"/>23001</text:span></text:p>
            <text:p text:style-name="Standard"><text:span text:style-name="T4">(4 rows)</text:span></text:p>
          </table:table-cell>
        </table:table-row>
      </table:table>
      <text:p text:style-name="P1"/>
      <text:p text:style-name="P1"/>
      <text:p text:style-name="Standard"><text:span text:style-name="T3">[13] Rebalance instances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Standard"><text:span text:style-name="T4">[gpadmin@rh7-master ~] gprecoverseg -r</text:span></text:p>
          </table:table-cell>
        </table:table-row>
      </table:table>
      <text:p text:style-name="P1"/>
      <text:p text:style-name="Standard"><text:span text:style-name="T3">[14] Check if all instances are correctly recovered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Standard"><text:span text:style-name="T4">[gpadmin@rh7-master ~]$ psql -c "select * from gp_segment_configuration where hostname='rh7-node03'"</text:span></text:p>
            <text:p text:style-name="Standard"><text:span text:style-name="T4"><text:s/>dbid | content | role | preferred_role | mode | status | port <text:s/>| <text:s/>hostname <text:s/>| <text:s/>address <text:s text:c="2"/>| replication_port</text:span></text:p>
            <text:p text:style-name="Standard"><text:span text:style-name="T4">------+---------+------+----------------+------+--------+-------+------------+------------+------------------</text:span></text:p>
            <text:p text:style-name="Standard"><text:span text:style-name="T4"><text:s text:c="3"/>10 | <text:s text:c="6"/>2 | m <text:s text:c="3"/>| m <text:s text:c="13"/>| s <text:s text:c="3"/>| u <text:s text:c="5"/>| 21000 | rh7-node03 | rh7-node03 | <text:s text:c="11"/>23000</text:span></text:p>
            <text:p text:style-name="Standard"><text:span text:style-name="T4"><text:s text:c="3"/>11 | <text:s text:c="6"/>3 | m <text:s text:c="3"/>| m <text:s text:c="13"/>| s <text:s text:c="3"/>| u <text:s text:c="5"/>| 21001 | rh7-node03 | rh7-node03 | <text:s text:c="11"/>23001</text:span></text:p>
            <text:p text:style-name="Standard"><text:span text:style-name="T4"><text:s text:c="4"/>6 | <text:s text:c="6"/>4 | p <text:s text:c="3"/>| p <text:s text:c="13"/>| s <text:s text:c="3"/>| u <text:s text:c="5"/>| <text:s/>6000 | rh7-node03 | rh7-node03 | <text:s text:c="11"/>22000</text:span></text:p>
            <text:p text:style-name="Standard"><text:span text:style-name="T4"><text:s text:c="4"/>7 | <text:s text:c="6"/>5 | p <text:s text:c="3"/>| p <text:s text:c="13"/>| s <text:s text:c="3"/>| u <text:s text:c="5"/>| <text:s/>6001 | rh7-node03 | rh7-node03 | <text:s text:c="11"/>22001</text:span></text:p>
            <text:p text:style-name="Standard"><text:span text:style-name="T4">(4 rows)</text:span></text:p>
            <text:p text:style-name="P1"/>
            <text:p text:style-name="Standard"><text:span text:style-name="T4">[gpadmin@rh7-master ~]$ gpstate -e</text:span></text:p>
            <text:p text:style-name="Standard"><text:span text:style-name="T4">20230208:17:14:11:003632 gpstate:rh7-master:gpadmin-[INFO]:-Starting gpstate with args: -e</text:span></text:p>
            <text:p text:style-name="Standard"><text:span text:style-name="T4">20230208:17:14:11:003632 gpstate:rh7-master:gpadmin-[INFO]:-local Greenplum Version: 'postgres (Greenplum Database) 5.29.8 build commit:1006a94884913cbb6cf1b4d8847ee51e57ea85ac'</text:span></text:p>
            <text:p text:style-name="Standard"><text:span text:style-name="T4">20230208:17:14:11:003632 gpstate:rh7-master:gpadmin-[INFO]:-master Greenplum Version: 'PostgreSQL 8.3.23 (Greenplum Database 5.29.8 build commit:1006a94884913cbb6cf1b4d8847ee51e57ea85ac) on x86_64-pc-linux-gnu, compiled by GCC gcc (GCC) 6.2.0, 64-bit compiled on Sep <text:s/>1 2022 23:57:50'</text:span></text:p>
            <text:p text:style-name="Standard"><text:span text:style-name="T4">20230208:17:14:11:003632 gpstate:rh7-master:gpadmin-[INFO]:-Obtaining Segment details from master...</text:span></text:p>
            <text:p text:style-name="Standard"><text:span text:style-name="T4">20230208:17:14:11:003632 gpstate:rh7-master:gpadmin-[INFO]:-Gathering data from segments...</text:span></text:p>
            <text:p text:style-name="Standard"><text:span text:style-name="T4">.</text:span></text:p>
            <text:p text:style-name="Standard"><text:span text:style-name="T4">20230208:17:14:13:003632 gpstate:rh7-master:gpadmin-[INFO]:-----------------------------------------------------</text:span></text:p>
            <text:p text:style-name="Standard"><text:span text:style-name="T4">20230208:17:14:13:003632 gpstate:rh7-master:gpadmin-[INFO]:-Segment Mirroring Status Report</text:span></text:p>
            <text:p text:style-name="Standard"><text:span text:style-name="T4">20230208:17:14:13:003632 gpstate:rh7-master:gpadmin-[INFO]:-----------------------------------------------------</text:span></text:p>
            <text:p text:style-name="Standard"><text:span text:style-name="T4">20230208:17:14:13:003632 gpstate:rh7-master:gpadmin-[INFO]:-All segments are running normally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image-count="0" meta:object-count="0" meta:page-count="4" meta:paragraph-count="236" meta:word-count="1927" meta:character-count="14579" meta:non-whitespace-character-count="10957"/>
    <meta:generator>LibreOfficeDev/6.0.5.2$Linux_X86_64 LibreOffice_project/</meta:generator>
  </office:meta>
</office:document-meta>
</file>